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
      <text:p text:style-name="P1">Debate about the affect of Arctic sea ice loss on the weather and climate of the midlatitudes is lively (Overland 2014, Fischer &amp; Knutti 2014, Wallace, Palmer(?)). On the one hand, correlations between </text:p>
      <text:p text:style-name="P1"/>
      <text:p text:style-name="P1"/>
      <text:p text:style-name="P1">Here we investigate the relationship of winter sea ice anomalies in the Barents-Kara Seas to Eurasian winter surface air temperature on a multi-decadal timescale in a long preindustrial control simulation and three large ensembles of atmosphere-ocean-cryosphere model simulations with All historical forcings, Natural-only forcings, and anthropogenic Aerosol-only forcing. <text:s/>We then isolate the influence of Arctic sea ice loss on the linkage using a large ensemble of simulations from the companion atmosphere-only model with prescribed sea ice loss taken from simulations from the All historical forcings ensemble. We find no evidence of a sea-ice loss related decrease in Eurasian winter temperature in </text:p>
      <text:p text:style-name="P1"/>
      <text:p text:style-name="P1"/>
      <text:p text:style-name="P1">Two competing effects influence Eurasian winter climate: the strength of the circulation change that is conducive to Eurasian cooling (e.g. high pressure over the Barents-Kara Seas, extending west over Greenland and Hudson's Bay) and the degree to which the source of the advected air from the Arctic to Eurasia warms. Because the Arctic has warmed more than the midlatitudes, observations indicate that on a daily timescale, midlatitude temperature variance has decreased because cold extremes have warmed more than warm extremes (Screen 2014)</text:p>
      <text:p text:style-name="P1"/>
      <text:p text:style-name="P1">There are two competing effects </text:p>
      <text:p text:style-name="P1">In order for Eurasian cooling to occur due to change in circulation,</text:p>
      <text:p text:style-name="P1"/>
      <text:p text:style-name="P1"/>
      <text:p text:style-name="P1"><text:span text:style-name="T1">Reconciling the Warm Arctic – Cold Eurasia Linkage in the face of internal variability</text:span></text:p>
      <text:p text:style-name="P1"/>
      <text:p text:style-name="P1"/>
      <text:p text:style-name="P1"/>
      <text:p text:style-name="P1">Decreased Eurasian winter SAT is correlated with a continental-scale cold anomaly, high height anomalies extending from the Barents-Kara Seas across the GIN and Labrador Seas to Hudson's Bay, and negative height anomalies over the East Siberian, Chukchi, and Beaufort Seas and over much of central and east Asia (Supp Figure?@@). These features produce gradients oriented to cause cold-air advection of polar air south and west across Eurasia. By construction, this circulation regime produces colder Eurasian winters, but is it a consequence of sea ice loss in the Barents-Kara Seas? In the fully coupled system, the cold Eurasia composite anomaly has a positive sea-ice concentration anomaly in the BKS (Figure 4). This is consistent with cold Eurasian temperatures occurring during periods of large-scale continental cooling and increased sea ice. Alternatively, composites on low BKS sea ice concentration show warming across the Barents-Kara and GIN Seas, but either no Eurasian temperature change or a slight warming, consistent with the anomalous warmth in the Arctic leaking south over the continent. Circulation associated with low-BKS sea ice </text:p>
      <text:p text:style-name="P1"/>
      <text:p text:style-name="P1">The Z500 pattern associated with high BKS Z500 heights is nearly identical to that of Eurasian SAT in the AGCM, but nearly identical to that of BKS SIC in the CGCM. What does it mean? @@@</text:p>
      <text:p text:style-name="P1"/>
      <text:p text:style-name="P1">cold Eurasia being generally linked with </text:p>
      <text:p text:style-name="P1"/>
      <text:p text:style-name="P1">Further, is it particular to anthropogenic climate change?</text:p>
      <text:p text:style-name="P1"/>
      <text:p text:style-name="P1">As can be seen in composites on BKS sea ice concentration: BKS SIC serves to enhance the local high heigh anomaly aloft, but does not induce the necessary lowering of height to the east and south, or raising heights across the basin to Hudon’s Bay.</text:p>
      <text:p text:style-name="P1"/>
      <text:p text:style-name="P1"/>
      <text:p text:style-name="P1">anthropogenic climate change due to sea ice loss? </text:p>
      <text:p text:style-name="P1"/>
      <text:p text:style-name="P1">This circulation regime is evident</text:p>
      <text:p text:style-name="P1"/>
      <text:p text:style-name="P1">These features are evident under All-forcings </text:p>
      <text:p text:style-name="P1"/>
      <text:p text:style-name="P1">The high pressure anomaly over the BKS is </text:p>
      <text:p text:style-name="P1"/>
      <text:p text:style-name="P1">Correlations between 11-year epoch anomalies of Barents-Kara Seas sea ice loss and Eurasian surface air temperature indicate that BKS SIC loss is associated with increased geopotential height aloft, but its areal extent is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